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2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576" calcext:value-type="float">
            <text:p>68.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23-03-20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148" calcext:value-type="float">
            <text:p>68.9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22-03-15 0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0208" calcext:value-type="float">
            <text:p>68.7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6256" calcext:value-type="float">
            <text:p>69.8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3184" calcext:value-type="float">
            <text:p>70.4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2768" calcext:value-type="float">
            <text:p>70.1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8032" calcext:value-type="float">
            <text:p>69.5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2856" calcext:value-type="float">
            <text:p>69.3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9432" calcext:value-type="float">
            <text:p>69.3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5088" calcext:value-type="float">
            <text:p>69.6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4816" calcext:value-type="float">
            <text:p>69.7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0056" calcext:value-type="float">
            <text:p>69.7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7488" calcext:value-type="float">
            <text:p>69.8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8928" calcext:value-type="float">
            <text:p>69.9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7928" calcext:value-type="float">
            <text:p>69.5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5104" calcext:value-type="float">
            <text:p>70.5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8304" calcext:value-type="float">
            <text:p>69.4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7176" calcext:value-type="float">
            <text:p>69.6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1456" calcext:value-type="float">
            <text:p>69.5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3752" calcext:value-type="float">
            <text:p>69.6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2792" calcext:value-type="float">
            <text:p>69.5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5816" calcext:value-type="float">
            <text:p>70.1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2872" calcext:value-type="float">
            <text:p>70.2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47584" calcext:value-type="float">
            <text:p>71.3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08544" calcext:value-type="float">
            <text:p>71.4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3912" calcext:value-type="float">
            <text:p>70.9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5528" calcext:value-type="float">
            <text:p>69.3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4712" calcext:value-type="float">
            <text:p>69.7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964" calcext:value-type="float">
            <text:p>69.5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7968" calcext:value-type="float">
            <text:p>69.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5168" calcext:value-type="float">
            <text:p>70.3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8648" calcext:value-type="float">
            <text:p>71.4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6488" calcext:value-type="float">
            <text:p>73.2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5768" calcext:value-type="float">
            <text:p>71.2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7552" calcext:value-type="float">
            <text:p>69.5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4776" calcext:value-type="float">
            <text:p>69.4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9264" calcext:value-type="float">
            <text:p>69.5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632" calcext:value-type="float">
            <text:p>69.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7048" calcext:value-type="float">
            <text:p>70.1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116" calcext:value-type="float">
            <text:p>70.2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62696" calcext:value-type="float">
            <text:p>71.8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6408" calcext:value-type="float">
            <text:p>72.6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6984" calcext:value-type="float">
            <text:p>70.3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8552" calcext:value-type="float">
            <text:p>69.9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4568" calcext:value-type="float">
            <text:p>69.3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8472" calcext:value-type="float">
            <text:p>69.3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252" calcext:value-type="float">
            <text:p>69.6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8304" calcext:value-type="float">
            <text:p>69.4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9848" calcext:value-type="float">
            <text:p>69.6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3376" calcext:value-type="float">
            <text:p>69.6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2664" calcext:value-type="float">
            <text:p>70.0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74304" calcext:value-type="float">
            <text:p>71.7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3064" calcext:value-type="float">
            <text:p>73.2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6888" calcext:value-type="float">
            <text:p>72.6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2072" calcext:value-type="float">
            <text:p>71.4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4608" calcext:value-type="float">
            <text:p>69.6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8808" calcext:value-type="float">
            <text:p>68.9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244" calcext:value-type="float">
            <text:p>69.0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9016" calcext:value-type="float">
            <text:p>69.0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0496" calcext:value-type="float">
            <text:p>69.5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3168" calcext:value-type="float">
            <text:p>69.5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1552" calcext:value-type="float">
            <text:p>71.0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1824" calcext:value-type="float">
            <text:p>70.9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0008" calcext:value-type="float">
            <text:p>70.9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2064" calcext:value-type="float">
            <text:p>69.0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6176" calcext:value-type="float">
            <text:p>69.2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6824" calcext:value-type="float">
            <text:p>69.0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768" calcext:value-type="float">
            <text:p>69.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6968" calcext:value-type="float">
            <text:p>69.4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2312" calcext:value-type="float">
            <text:p>69.5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204" calcext:value-type="float">
            <text:p>69.6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0328" calcext:value-type="float">
            <text:p>69.6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6568" calcext:value-type="float">
            <text:p>70.0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3288" calcext:value-type="float">
            <text:p>70.5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6892" calcext:value-type="float">
            <text:p>71.3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0864" calcext:value-type="float">
            <text:p>70.9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4984" calcext:value-type="float">
            <text:p>69.5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2896" calcext:value-type="float">
            <text:p>69.6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0328" calcext:value-type="float">
            <text:p>69.6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9368" calcext:value-type="float">
            <text:p>69.6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0432" calcext:value-type="float">
            <text:p>69.7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5568" calcext:value-type="float">
            <text:p>69.6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4648" calcext:value-type="float">
            <text:p>69.9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9032" calcext:value-type="float">
            <text:p>69.9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688" calcext:value-type="float">
            <text:p>70.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1008" calcext:value-type="float">
            <text:p>71.3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9736" calcext:value-type="float">
            <text:p>71.0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6104" calcext:value-type="float">
            <text:p>70.9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8176" calcext:value-type="float">
            <text:p>69.9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0472" calcext:value-type="float">
            <text:p>70.0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5024" calcext:value-type="float">
            <text:p>69.9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592" calcext:value-type="float">
            <text:p>70.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8008" calcext:value-type="float">
            <text:p>70.1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2704" calcext:value-type="float">
            <text:p>70.4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1756" calcext:value-type="float">
            <text:p>71.9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1304" calcext:value-type="float">
            <text:p>70.6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7524" calcext:value-type="float">
            <text:p>70.86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764" calcext:value-type="float">
            <text:p>72.5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1136" calcext:value-type="float">
            <text:p>70.8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40142" calcext:value-type="float">
            <text:p>71.240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8208" calcext:value-type="float">
            <text:p>71.7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4864" calcext:value-type="float">
            <text:p>72.4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596778181818" calcext:value-type="float">
            <text:p>71.959677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0008" calcext:value-type="float">
            <text:p>70.9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0008" calcext:value-type="float">
            <text:p>70.9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21448" calcext:value-type="float">
            <text:p>71.0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40904" calcext:value-type="float">
            <text:p>71.2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5512" calcext:value-type="float">
            <text:p>72.2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1368" calcext:value-type="float">
            <text:p>70.3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3896" calcext:value-type="float">
            <text:p>70.0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2792" calcext:value-type="float">
            <text:p>69.5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108" calcext:value-type="float">
            <text:p>69.6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2331001323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732" calcext:value-type="float">
            <text:p>69.9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44" meta:object-count="0"/>
    <meta:user-defined meta:name="AppVersion">3.0</meta:user-defined>
  </office:meta>
</office:document-meta>
</file>